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60000004199749D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844cm" loext:decorative="false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51cm" svg:stroke-color="#b2b2b2" draw:marker-start="Arrow" draw:marker-start-width="0.203cm" draw:marker-end="Arrow" draw:marker-end-width="0.203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1cm" svg:stroke-color="#b2b2b2" draw:marker-start-width="0.381cm" draw:marker-end-width="0.381cm" draw:fill="none" draw:textarea-horizontal-align="justify" draw:textarea-vertical-align="middle" draw:auto-grow-height="false" fo:min-height="12.542cm" fo:min-width="26.142cm" fo:padding-top="0.151cm" fo:padding-bottom="0.151cm" fo:padding-left="0.276cm" fo:padding-right="0.276cm" loext:decorative="false"/>
    </style:style>
    <style:style style:name="gr5" style:family="graphic" style:parent-style-name="standard" style:list-style-name="L2">
      <style:graphic-properties draw:stroke="none" svg:stroke-width="0.051cm" svg:stroke-color="#dddddd" draw:marker-start-width="0.381cm" draw:marker-end-width="0.381cm" draw:fill="none" draw:textarea-horizontal-align="justify" draw:textarea-vertical-align="middle" draw:auto-grow-height="false" fo:min-height="5.351cm" fo:min-width="12.742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51cm" svg:stroke-color="#b2b2b2" draw:marker-start-width="0.381cm" draw:marker-end-width="0.381cm" draw:fill="none" draw:textarea-horizontal-align="justify" draw:textarea-vertical-align="middle" draw:auto-grow-height="false" fo:min-height="6.831cm" fo:min-width="24.61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1cm" svg:stroke-color="#3465a4" draw:marker-start-width="0.344cm" draw:marker-end-width="0.344cm" draw:fill="none" draw:textarea-vertical-align="middle" draw:auto-grow-height="false" fo:min-height="6.857cm" fo:min-width="0cm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7cm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355cm" draw:marker-end="Arrow" draw:marker-end-width="0.203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699cm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b2b2b2" draw:marker-start-width="0.355cm" draw:marker-end-width="0.355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svg:stroke-width="0.051cm" svg:stroke-color="#b2b2b2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1cm" svg:stroke-color="#b2b2b2" draw:marker-start-width="0.344cm" draw:marker-end-width="0.344cm" draw:fill="none" draw:textarea-vertical-align="middle" draw:auto-grow-height="false" fo:min-height="1.069cm" fo:min-width="0cm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957cm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3465a4" draw:marker-start-width="0.344cm" draw:marker-end-width="0.344cm" draw:fill="none" draw:textarea-vertical-align="middle" draw:auto-grow-height="false" fo:min-height="6.853cm" fo:min-width="0cm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svg:stroke-width="0.051cm" svg:stroke-color="#c5000b" draw:marker-start-width="0.344cm" draw:marker-end-width="0.344cm" draw:fill="none" draw:textarea-vertical-align="middle" draw:auto-grow-height="false" fo:min-height="8.537cm" fo:min-width="0cm" fo:padding-top="0.151cm" fo:padding-bottom="0.151cm" fo:padding-left="0.276cm" fo:padding-right="0.276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8cm" loext:decorative="false"/>
      <style:paragraph-properties style:writing-mode="lr-tb"/>
    </style:style>
    <style:style style:name="gr2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8392a4" loext:opacity="100%" style:font-name="Liberation Mono1"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.5pt" style:font-size-asian="9.5pt" style:font-size-complex="9.5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9.5pt" style:font-size-asian="9.5pt" style:font-size-complex="9.5pt"/>
    </style:style>
    <style:style style:name="P5" style:family="paragraph">
      <loext:graphic-properties draw:fill="none"/>
      <style:text-properties fo:color="#c59ea0" loext:opacity="100%" style:font-name="Liberation Mono1" fo:font-size="20pt" style:font-size-asian="20pt" style:font-size-complex="20pt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  <style:text-properties fo:color="#dddddd" loext:opacity="100%" style:font-name="DejaVu Sans" fo:font-size="20pt" style:font-size-asian="20pt" style:font-size-complex="20pt"/>
    </style:style>
    <style:style style:name="P8" style:family="paragraph">
      <loext:graphic-properties draw:fill="none" draw:fill-color="#ffffff"/>
      <style:text-properties fo:color="#3465a4" loext:opacity="100%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1" style:family="paragraph">
      <loext:graphic-properties draw:fill="none"/>
      <style:paragraph-properties fo:text-align="start"/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 style:writing-mode="lr-tb"/>
      <style:text-properties fo:color="#b2b2b2" loext:opacity="100%" fo:font-size="7pt" style:font-size-asian="7pt" style:font-size-complex="7pt"/>
    </style:style>
    <style:style style:name="P13" style:family="paragraph">
      <loext:graphic-properties draw:fill="none"/>
      <style:paragraph-properties fo:text-align="center" style:writing-mode="lr-tb"/>
      <style:text-properties fo:color="#b2b2b2" loext:opacity="100%" fo:font-size="7pt" style:font-size-asian="7pt" style:font-size-complex="7pt"/>
    </style:style>
    <style:style style:name="P14" style:family="paragraph">
      <loext:graphic-properties draw:fill="none"/>
      <style:text-properties style:font-name="DejaVu Sans" fo:font-size="10pt" style:font-size-asian="10pt" style:font-size-complex="10pt"/>
    </style:style>
    <style:style style:name="P15" style:family="paragraph">
      <loext:graphic-properties draw:fill="none"/>
      <style:text-properties style:font-name="Liberation Mono1" fo:font-size="9.60000038146973pt" fo:font-weight="bold" style:font-size-asian="9.60000038146973pt" style:font-weight-asian="bold" style:font-size-complex="9.60000038146973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c5000b" loext:opacity="100%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/>
      <style:text-properties fo:color="#dddddd" loext:opacity="100%" style:font-name="DejaVu Sans" fo:font-size="20pt" style:font-size-asian="20pt" style:font-size-complex="20pt"/>
    </style:style>
    <style:style style:name="P19" style:family="paragraph">
      <loext:graphic-properties draw:fill-color="#ffffff"/>
    </style:style>
    <style:style style:name="T1" style:family="text">
      <style:text-properties fo:color="#8392a4" loext:opacity="100%" style:font-name="Liberation Mono1" fo:font-size="20pt" style:font-size-asian="20pt" style:font-size-complex="20pt"/>
    </style:style>
    <style:style style:name="T2" style:family="text">
      <style:text-properties style:font-name="Liberation Mono1" fo:font-size="9.5pt" style:font-size-asian="9.5pt" style:font-size-complex="9.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9.5pt" fo:font-style="normal" fo:text-shadow="none" style:text-underline-style="none" fo:font-weight="normal" style:letter-kerning="true" style:font-name-asian="Liberation Mono" style:font-size-asian="9.5pt" style:font-style-asian="normal" style:font-weight-asian="normal" style:font-name-complex="Liberation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Mono1" fo:font-size="9.5pt" style:font-name-asian="Liberation Mono" style:font-size-asian="9.5pt" style:font-name-complex="Liberation Mono" style:font-size-complex="9.5pt"/>
    </style:style>
    <style:style style:name="T5" style:family="text">
      <style:text-properties fo:font-variant="normal" fo:text-transform="none" fo:color="#080808" loext:opacity="100%" style:text-outline="false" style:text-line-through-style="none" style:text-line-through-type="none" style:font-name="Liberation Mono1" fo:font-size="9.5pt" fo:font-style="normal" fo:text-shadow="none" style:text-underline-style="none" fo:font-weight="normal" style:letter-kerning="true" style:font-name-asian="JetBrains Mono" style:font-size-asian="9.5pt" style:font-style-asian="normal" style:font-weight-asian="normal" style:font-name-complex="JetBrains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59ea0" loext:opacity="100%" style:font-name="Liberation Mono1" fo:font-size="20pt" style:font-size-asian="20pt" style:font-size-complex="20pt"/>
    </style:style>
    <style:style style:name="T7" style:family="text">
      <style:text-properties fo:color="#dddddd" loext:opacity="100%" style:font-name="DejaVu Sans" fo:font-size="20pt" style:font-size-asian="20pt" style:font-size-complex="20pt"/>
    </style:style>
    <style:style style:name="T8" style:family="text">
      <style:text-properties fo:color="#3465a4" loext:opacity="100%" fo:font-size="10pt" style:font-size-asian="10pt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11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b2b2b2" loext:opacity="100%" fo:font-size="7pt" style:font-size-asian="7pt" style:font-size-complex="7pt"/>
    </style:style>
    <style:style style:name="T13" style:family="text">
      <style:text-properties style:font-name="DejaVu Sans" fo:font-size="10pt" style:font-size-asian="10pt" style:font-size-complex="10pt"/>
    </style:style>
    <style:style style:name="T14" style:family="text">
      <style:text-properties fo:color="#c5000b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9.935cm" svg:height="0.834cm" svg:x="5.986cm" svg:y="0.722cm">
          <draw:image xlink:href="Pictures/10000001000003060000004199749DF5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.094cm" draw:transform="rotate (1.5707963267949) translate (2.486cm 6.674cm)">
          <draw:text-box>
            <text:p><text:span text:style-name="T1">resolve()</text:span></text:p>
          </draw:text-box>
        </draw:frame>
        <draw:line draw:style-name="gr3" draw:text-style-name="P1" draw:layer="layout" svg:x1="13.022cm" svg:y1="1.634cm" svg:x2="13.022cm" svg:y2="5.142cm">
          <text:p/>
        </draw:line>
        <draw:custom-shape draw:style-name="gr4" draw:text-style-name="P1" draw:layer="layout" svg:width="26.694cm" svg:height="12.844cm" svg:x="0.846cm" svg:y="2.2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294cm" svg:height="5.653cm" svg:x="14.246cm" svg:y="3.205cm">
          <text:p text:style-name="P3"><text:span text:style-name="T2">{</text:span></text:p>
          <text:p text:style-name="P3"><text:span text:style-name="T2"><text:s text:c="2"/>"@context": "https://www.w3.org/ns/did/v1.1",</text:span></text:p>
          <text:p text:style-name="P3"><text:span text:style-name="T2"><text:s text:c="2"/>"id": "did:example:123456789abcdefghi",</text:span></text:p>
          <text:p text:style-name="P3"><text:span text:style-name="T2"><text:s text:c="2"/>"verificationMethod": [{</text:span></text:p>
          <text:p text:style-name="P3"><text:span text:style-name="T2"><text:s text:c="4"/>"id": "did:example:123456789abcdefghi#keys-1",</text:span></text:p>
          <text:p text:style-name="P3"><text:span text:style-name="T2"><text:s text:c="4"/>"type": "Multikey",</text:span></text:p>
          <text:p text:style-name="P3"><text:span text:style-name="T2"><text:s text:c="4"/>"controller": "did:example:123456789abcdefghi",</text:span></text:p>
          <text:p text:style-name="P3"><text:span text:style-name="T3"><text:s text:c="4"/>"publicKeyMultibase": "</text:span><text:span text:style-name="T4">z6MkmM42vxfqZQsv4ehtTj..."</text:span></text:p>
          <text:p text:style-name="P3"><text:span text:style-name="T2"><text:s text:c="2"/>}],</text:span></text:p>
          <text:p text:style-name="P3"><text:span text:style-name="T2"><text:s text:c="2"/>"service": [{</text:span></text:p>
          <text:p text:style-name="P3"><text:span text:style-name="T2"><text:s text:c="4"/>"id": "did:example:123456789abcdefghi#messages",</text:span></text:p>
          <text:p><text:span text:style-name="T2"><text:s text:c="4"/>"type": "</text:span><text:span text:style-name="T5">DIDCommMessaging</text:span><text:span text:style-name="T2">",</text:span></text:p>
          <text:p text:style-name="P3"><text:span text:style-name="T2"><text:s text:c="4"/>"serviceEndpoint": "https://example.com/messages/8377464"</text:span></text:p>
          <text:p text:style-name="P3"><text:span text:style-name="T2"><text:s text:c="2"/>}]</text:span></text:p>
          <text:p text:style-name="P3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5.17cm" svg:height="7.133cm" svg:x="2.37cm" svg:y="2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6.496cm" svg:height="1.094cm" draw:transform="rotate (1.5707963267949) translate (0.992cm 8.398cm)">
          <draw:text-box>
            <text:p><text:span text:style-name="T6">dereference()</text:span></text:p>
          </draw:text-box>
        </draw:frame>
        <draw:frame draw:style-name="gr2" draw:text-style-name="P7" draw:layer="layout" svg:width="6.496cm" svg:height="1.094cm" svg:x="20.929cm" svg:y="9.653cm">
          <draw:text-box>
            <text:p text:style-name="P6"><text:span text:style-name="T7">RESULT</text:span></text:p>
          </draw:text-box>
        </draw:frame>
        <draw:custom-shape draw:style-name="gr7" draw:text-style-name="P1" draw:layer="layout" svg:width="0.394cm" svg:height="7.553cm" draw:transform="rotate (1.5707963267949) translate (3.812cm 6.28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" draw:text-style-name="P8" draw:layer="layout" svg:width="1.107cm" svg:height="0.962cm" svg:x="7.051cm" svg:y="6.283cm">
          <draw:text-box>
            <text:p><text:span text:style-name="T8">DID</text:span></text:p>
          </draw:text-box>
        </draw:frame>
        <draw:line draw:style-name="gr9" draw:text-style-name="P1" draw:layer="layout" svg:x1="11.865cm" svg:y1="5.448cm" svg:x2="14.278cm" svg:y2="5.448cm">
          <text:p/>
        </draw:line>
        <draw:frame draw:style-name="gr10" draw:text-style-name="P10" draw:layer="layout" svg:width="12.424cm" svg:height="3.299cm" svg:x="14.246cm" svg:y="10.323cm">
          <draw:text-box>
            <text:p text:style-name="P9"><text:span text:style-name="T4">{</text:span></text:p>
            <text:p text:style-name="P9"><text:span text:style-name="T4"><text:s text:c="2"/>"@context": "https://www.w3.org/ns/did/v1.1",</text:span></text:p>
            <text:p text:style-name="P9"><text:span text:style-name="T4"><text:s text:c="2"/>"id": "did:example:123456789abcdefghi#keys-1",</text:span></text:p>
            <text:p text:style-name="P9"><text:span text:style-name="T4"><text:s text:c="2"/>"type": "Multikey",</text:span></text:p>
            <text:p text:style-name="P9"><text:span text:style-name="T4"><text:s text:c="2"/>"controller": "did:example:123456789abcdefghi",</text:span></text:p>
            <text:p text:style-name="P9"><text:span text:style-name="T9"><text:s text:c="2"/>"publicKeyMultibase": "</text:span><text:span text:style-name="T3">z6MkmM42vxfqZQsv4ehtTj</text:span><text:span text:style-name="T4">...</text:span><text:span text:style-name="T10">"</text:span></text:p>
            <text:p text:style-name="P9"><text:span text:style-name="T4">}</text:span></text:p>
          </draw:text-box>
        </draw:frame>
        <draw:line draw:style-name="gr3" draw:text-style-name="P1" draw:layer="layout" svg:x1="13.722cm" svg:y1="1.634cm" svg:x2="13.722cm" svg:y2="5.142cm">
          <text:p/>
        </draw:line>
        <draw:line draw:style-name="gr3" draw:text-style-name="P1" draw:layer="layout" svg:x1="12.322cm" svg:y1="1.634cm" svg:x2="12.322cm" svg:y2="5.142cm">
          <text:p/>
        </draw:line>
        <draw:frame draw:style-name="gr11" draw:text-style-name="P11" draw:layer="layout" svg:width="8.279cm" svg:height="0.949cm" svg:x="3.586cm" svg:y="5.142cm">
          <draw:text-box>
            <text:p text:style-name="P9"><text:span text:style-name="T11">did:example:123456789abcdefghi</text:span></text:p>
          </draw:text-box>
        </draw:frame>
        <draw:line draw:style-name="gr9" draw:text-style-name="P1" draw:layer="layout" svg:x1="13.287cm" svg:y1="11.091cm" svg:x2="14.278cm" svg:y2="11.091cm">
          <text:p/>
        </draw:line>
        <draw:line draw:style-name="gr12" draw:text-style-name="P1" draw:layer="layout" svg:x1="25.535cm" svg:y1="6.213cm" svg:x2="25.535cm" svg:y2="4.658cm">
          <text:p/>
        </draw:line>
        <draw:custom-shape draw:style-name="gr13" draw:text-style-name="P13" draw:layer="layout" svg:width="0.406cm" svg:height="0.406cm" svg:x="25.673cm" svg:y="5.232cm">
          <text:p text:style-name="P12"><text:span text:style-name="T1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96cm" svg:height="1.445cm" draw:transform="rotate (1.5707963267949) translate (9.309cm 11.364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custom-shape draw:style-name="gr13" draw:text-style-name="P13" draw:layer="layout" svg:width="0.406cm" svg:height="0.406cm" svg:x="9.814cm" svg:y="10.299cm">
          <text:p text:style-name="P1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4.74cm" svg:height="0.662cm" svg:x="0.975cm" svg:y="0.786cm">
          <draw:text-box>
            <text:p><text:span text:style-name="T13">Verifiable Data Registry</text:span></text:p>
          </draw:text-box>
        </draw:frame>
        <draw:custom-shape draw:style-name="gr13" draw:text-style-name="P13" draw:layer="layout" svg:width="0.406cm" svg:height="0.406cm" svg:x="23.387cm" svg:y="3.997cm">
          <text:p text:style-name="P1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2.962cm" svg:y1="4.53cm" svg:x2="24.218cm" svg:y2="4.53cm">
          <text:p/>
        </draw:line>
        <draw:frame draw:style-name="gr16" draw:text-style-name="P15" draw:layer="layout" svg:width="12.492cm" svg:height="1.207cm" svg:x="1.186cm" svg:y="11.424cm">
          <draw:text-box>
            <text:p><text:span text:style-name="T11">did:example:123456789abcdefghi#keys-1</text:span></text:p>
          </draw:text-box>
        </draw:frame>
        <draw:custom-shape draw:style-name="gr17" draw:text-style-name="P1" draw:layer="layout" svg:width="0.394cm" svg:height="7.547cm" draw:transform="rotate (1.5707963267949) translate (1.45cm 11.364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8" draw:text-style-name="P8" draw:layer="layout" svg:width="1.107cm" svg:height="0.962cm" svg:x="4.689cm" svg:y="10.28cm">
          <draw:text-box>
            <text:p><text:span text:style-name="T8">DID</text:span></text:p>
          </draw:text-box>
        </draw:frame>
        <draw:custom-shape draw:style-name="gr18" draw:text-style-name="P1" draw:layer="layout" svg:width="0.406cm" svg:height="9.325cm" draw:transform="rotate (1.5707963267949) translate (1.45cm 12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9" draw:text-style-name="P17" draw:layer="layout" svg:width="1.908cm" svg:height="0.962cm" svg:x="5.176cm" svg:y="12.805cm">
          <draw:text-box>
            <text:p text:style-name="P16"><text:span text:style-name="T14">DID URL</text:span></text:p>
          </draw:text-box>
        </draw:frame>
        <draw:frame draw:style-name="gr2" draw:text-style-name="P18" draw:layer="layout" svg:width="6.496cm" svg:height="1.094cm" svg:x="0.991cm" svg:y="9.653cm">
          <draw:text-box>
            <text:p><text:span text:style-name="T7">INPUT</text:span></text:p>
          </draw:text-box>
        </draw:frame>
        <draw:frame draw:style-name="gr2" draw:text-style-name="P7" draw:layer="layout" svg:width="6.496cm" svg:height="1.094cm" svg:x="20.929cm" svg:y="2.461cm">
          <draw:text-box>
            <text:p text:style-name="P6"><text:span text:style-name="T7">DID DOCUMENT</text:span></text:p>
          </draw:text-box>
        </draw:frame>
        <draw:line draw:style-name="gr12" draw:text-style-name="P1" draw:layer="layout" svg:x1="25.536cm" svg:y1="12.772cm" svg:x2="25.536cm" svg:y2="11.217cm">
          <text:p/>
        </draw:line>
        <draw:custom-shape draw:style-name="gr13" draw:text-style-name="P13" draw:layer="layout" svg:width="0.406cm" svg:height="0.406cm" svg:x="25.674cm" svg:y="11.791cm">
          <text:p text:style-name="P12"><text:span text:style-name="T1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0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7T14:23:10.423792496</meta:creation-date>
    <dc:date>2025-04-23T21:53:51.494771564</dc:date>
    <meta:editing-duration>PT59M50S</meta:editing-duration>
    <meta:editing-cycles>17</meta:editing-cycles>
    <meta:generator>LibreOffice/25.2.2.2$Linux_X86_64 LibreOffice_project/520$Build-2</meta:generator>
    <meta:document-statistic meta:object-count="55"/>
  </office:meta>
</office:document-meta>
</file>